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a1f4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fo:color="#800000" officeooo:rsid="0012b524" officeooo:paragraph-rsid="001ab07c"/>
    </style:style>
    <style:style style:name="P6" style:family="paragraph" style:parent-style-name="Standard">
      <style:paragraph-properties fo:margin-top="0cm" fo:margin-bottom="0cm" loext:contextual-spacing="false"/>
      <style:text-properties style:use-window-font-color="true" officeooo:paragraph-rsid="0016cf31"/>
    </style:style>
    <style:style style:name="P7" style:family="paragraph" style:parent-style-name="Standard">
      <style:paragraph-properties fo:margin-top="0cm" fo:margin-bottom="0cm" loext:contextual-spacing="false"/>
      <style:text-properties officeooo:paragraph-rsid="001a1f41"/>
    </style:style>
    <style:style style:name="P8" style:family="paragraph" style:parent-style-name="Standard">
      <style:paragraph-properties fo:margin-top="0cm" fo:margin-bottom="0cm" loext:contextual-spacing="false"/>
      <style:text-properties officeooo:paragraph-rsid="001a3d24"/>
    </style:style>
    <style:style style:name="P9"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10" style:family="paragraph" style:parent-style-name="Standard">
      <style:paragraph-properties fo:margin-top="0cm" fo:margin-bottom="0.106cm" loext:contextual-spacing="false"/>
      <style:text-properties officeooo:rsid="0011a6c5" officeooo:paragraph-rsid="0011a6c5"/>
    </style:style>
    <style:style style:name="P11" style:family="paragraph" style:parent-style-name="Text_20_body">
      <style:text-properties fo:color="#3333ff" fo:font-style="italic" style:font-style-asian="italic" style:font-style-complex="italic"/>
    </style:style>
    <style:style style:name="P12" style:family="paragraph" style:parent-style-name="Heading_20_2">
      <style:text-properties officeooo:paragraph-rsid="001a1f41"/>
    </style:style>
    <style:style style:name="P13" style:family="paragraph" style:parent-style-name="Heading_20_2">
      <style:text-properties style:text-underline-style="solid" style:text-underline-width="auto" style:text-underline-color="font-color" officeooo:rsid="00150376" officeooo:paragraph-rsid="00150376"/>
    </style:style>
    <style:style style:name="P14" style:family="paragraph" style:parent-style-name="Standard">
      <style:paragraph-properties fo:margin-top="0cm" fo:margin-bottom="0cm" loext:contextual-spacing="false"/>
      <style:text-properties fo:color="#3333ff" fo:font-style="italic" officeooo:rsid="001a1f41" officeooo:paragraph-rsid="001a1f41" style:font-style-asian="italic" style:font-style-complex="italic"/>
    </style:style>
    <style:style style:name="P15" style:family="paragraph" style:parent-style-name="Standard" style:list-style-name="L1">
      <style:paragraph-properties fo:margin-top="0cm" fo:margin-bottom="0cm" loext:contextual-spacing="false"/>
      <style:text-properties fo:color="#3333ff" fo:font-style="italic" style:text-underline-style="none" officeooo:rsid="004ada27" officeooo:paragraph-rsid="001a3d24" fo:background-color="transparent" style:font-style-asian="italic" style:font-style-complex="italic"/>
    </style:style>
    <style:style style:name="P16" style:family="paragraph" style:parent-style-name="Standard" style:list-style-name="L1">
      <style:paragraph-properties fo:margin-top="0cm" fo:margin-bottom="0cm" loext:contextual-spacing="false"/>
      <style:text-properties officeooo:rsid="004ada27" officeooo:paragraph-rsid="001a3d24"/>
    </style:style>
    <style:style style:name="P17" style:family="paragraph" style:parent-style-name="Standard" style:list-style-name="L1">
      <style:text-properties fo:color="#3333ff" fo:font-style="italic" style:text-underline-style="none" officeooo:rsid="004ada27" officeooo:paragraph-rsid="001a3d24" fo:background-color="transparent" style:font-style-asian="italic" style:font-style-complex="italic"/>
    </style:style>
    <style:style style:name="P18"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fo:color="#800000"/>
    </style:style>
    <style:style style:name="T3" style:family="text">
      <style:text-properties fo:color="#800000" officeooo:rsid="001ab07c"/>
    </style:style>
    <style:style style:name="T4" style:family="text">
      <style:text-properties officeooo:rsid="0011a6c5"/>
    </style:style>
    <style:style style:name="T5" style:family="text">
      <style:text-properties officeooo:rsid="001beee8"/>
    </style:style>
    <style:style style:name="T6" style:family="text">
      <style:text-properties officeooo:rsid="0028464a"/>
    </style:style>
    <style:style style:name="T7" style:family="text">
      <style:text-properties officeooo:rsid="001a1f41"/>
    </style:style>
    <style:style style:name="T8" style:family="text">
      <style:text-properties fo:color="#3333ff" fo:font-style="italic" style:font-style-asian="italic" style:font-style-complex="italic"/>
    </style:style>
    <style:style style:name="T9" style:family="text">
      <style:text-properties fo:color="#3333ff" fo:font-style="italic" officeooo:rsid="001a1f41" style:font-style-asian="italic" style:font-style-complex="italic"/>
    </style:style>
    <style:style style:name="T10" style:family="text">
      <style:text-properties fo:color="#3333ff" fo:font-style="italic" style:text-underline-style="none" fo:background-color="transparent" loext:char-shading-value="0" style:font-style-asian="italic" style:font-style-complex="italic"/>
    </style:style>
    <style:style style:name="T11" style:family="text">
      <style:text-properties fo:color="#3333ff" fo:font-style="italic" style:text-underline-style="none" officeooo:rsid="001a3d24" fo:background-color="transparent" loext:char-shading-value="0" style:font-style-asian="italic" style:font-style-complex="italic"/>
    </style:style>
    <style:style style:name="T12" style:family="text">
      <style:text-properties officeooo:rsid="001a3d24"/>
    </style:style>
    <style:style style:name="T13" style:family="text">
      <style:text-properties officeooo:rsid="001ab0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ssier du Projet</text:p>
      <text:p text:style-name="P9"/>
      <text:p text:style-name="P10">GROUPE : <text:span text:style-name="T2">mettre ici vos nom et prénom</text:span></text:p>
      <text:p text:style-name="P5">Ce fichier reprend la description des documents demandés pour le projet, <text:span text:style-name="T13">ainsi que quelques reseignements que vous devez fournir. </text:span></text:p>
      <text:p text:style-name="P5">Vous devez le compléter et le mettre à disposition sur git. </text:p>
      <text:p text:style-name="P4"/>
      <text:p text:style-name="P1"><text:span text:style-name="T3">T</text:span><text:span text:style-name="T2">ous les diagrammes devront être fournis avec un texte de présentation et des explications</text:span>.</text:p>
      <text:p text:style-name="P1"/>
      <text:p text:style-name="Heading_20_1"><text:span text:style-name="T4">1:</text:span>Documents pour CPOO </text:p>
      <text:p text:style-name="P11">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6">5/60 </text:span>points)</text:p>
      <text:p text:style-name="P2">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2"/>
      <text:p text:style-name="Heading_20_2"><text:span text:style-name="T1">Détails : diagrammes de classe</text:span> (<text:span text:style-name="T6">5/60</text:span>points)</text:p>
      <text:p text:style-name="P2">Vous choisirez des parties du modèle que vous considérez particulièrement intéressantes du point de vue de la programmation à objets (héritage, composition, polymorphisme…) <text:span text:style-name="T5">ou</text:span> de la programmation événementielle (gestion des événements, écouteurs, bindings...).</text:p>
      <text:p text:style-name="P2">Vous expliquerez vos choix et les illustrerez par des diagrammes de classe.</text:p>
      <text:p text:style-name="P6"/>
      <text:p text:style-name="Heading_20_2"><text:span text:style-name="T1">Diagrammes de séquence</text:span> (<text:span text:style-name="T6">5/60</text:span> points)</text:p>
      <text:p text:style-name="P2">Vous choisirez des méthodes intéressantes du point de vue de la répartition des responsabilités entre différentes entités du programme. Vous utiliserez des diagrammes de séquence pour expliquer l’exécution de ces méthodes.</text:p>
      <text:p text:style-name="P2"/>
      <text:p text:style-name="P2"/>
      <text:p text:style-name="P12"><text:span text:style-name="T7">Structures de données </text:span><text:s/>: </text:p>
      <text:p text:style-name="P3"><text:span text:style-name="T7">i</text:span>ndiquez ici <text:span text:style-name="T7">quelles structures de données avancées vous utilisez et dans quelles classes.</text:span></text:p>
      <text:p text:style-name="P12"><text:soft-page-break/>Exception : </text:p>
      <text:p text:style-name="P3"><text:span text:style-name="T7">i</text:span>ndiquez ici quelle(s) classes(s) contiennent une gestion d’exception intéressante.</text:p>
      <text:p text:style-name="P3"/>
      <text:p text:style-name="P12"><text:span text:style-name="T7">Algo</text:span> : </text:p>
      <text:p text:style-name="P7"><text:span text:style-name="T9">i</text:span><text:span text:style-name="T8">ndiquez ici </text:span><text:span text:style-name="T9">quels algorithmes sont à prendre en compte et le nom des classes qui les contiennent.</text:span></text:p>
      <text:p text:style-name="P14"/>
      <text:p text:style-name="Heading_20_1"><text:span text:style-name="T12">2 :</text:span>Documents pour <text:span text:style-name="T4">gestion de projet</text:span></text:p>
      <text:p text:style-name="P1"/>
      <text:p text:style-name="P13"><text:span text:style-name="T12">Document utilisateur</text:span> (<text:span text:style-name="T12">10</text:span> points/20)</text:p>
      <text:list xml:id="list1129795705589273974" text:style-name="L1">
        <text:list-item>
          <text:p text:style-name="P17">description du jeu (son objectif, son univers…)</text:p>
        </text:list-item>
        <text:list-item>
          <text:p text:style-name="P17">Pour chaque fonctionnalité (miner crafter, <text:s/>attaquer, se déplacer …) :</text:p>
          <text:list>
            <text:list-item>
              <text:p text:style-name="P15">mécanique (touches, flèches, souris…)</text:p>
            </text:list-item>
            <text:list-item>
              <text:p text:style-name="P16"><text:span text:style-name="T11">l</text:span><text:span text:style-name="T10">es items associés et leur dépendances. Par exemple pour le crafting, décrire les objets que l’on peut fabriquer et les ressources nécessaires. </text:span></text:p>
            </text:list-item>
          </text:list>
        </text:list-item>
      </text:list>
      <text:p text:style-name="P8"/>
      <text:p text:style-name="P1"><text:tab/> <text:tab/> <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5-21T16:59:00.056210083</dc:date>
    <meta:editing-duration>PT55M3S</meta:editing-duration>
    <meta:editing-cycles>7</meta:editing-cycles>
    <meta:document-statistic meta:table-count="0" meta:image-count="0" meta:object-count="0" meta:page-count="2" meta:paragraph-count="27" meta:word-count="337" meta:character-count="2289" meta:non-whitespace-character-count="1965"/>
  </office:meta>
</office:document-meta>
</file>